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6pt" svg:x="58.54pt" svg:y="255.23pt">
            <loext:p draw:notify-on-update-of-ranges="Sheet1.A1:Sheet1.A1 Sheet1.A2:Sheet1.A8 Sheet1.C1:Sheet1.C1 Sheet1.C2:Sheet1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625.95pt" svg:y="185.98pt">
            <loext:p draw:notify-on-update-of-ranges="Sheet1.A1:Sheet1.A1 Sheet1.A2:Sheet1.A8 Sheet1.B1:Sheet1.B1 Sheet1.B2:Sheet1.B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227" calcext:value-type="float">
            <text:p>4.22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.091" calcext:value-type="float">
            <text:p>200.091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186.31" calcext:value-type="float">
            <text:p>3186.31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8063.57" calcext:value-type="float">
            <text:p>8063.57</text:p>
          </table:table-cell>
          <table:table-cell office:value-type="float" office:value="0.252" calcext:value-type="float">
            <text:p>0.25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2556.4" calcext:value-type="float">
            <text:p>12556.4</text:p>
          </table:table-cell>
          <table:table-cell office:value-type="float" office:value="0.312" calcext:value-type="float">
            <text:p>0.31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35" calcext:value-type="float">
            <text:p>0.035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156" calcext:value-type="float">
            <text:p>0.156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252" calcext:value-type="float">
            <text:p>0.252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312" calcext:value-type="float">
            <text:p>0.3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20:27:33.001927285</meta:creation-date>
    <dc:date>2017-03-22T23:57:11.078893646</dc:date>
    <meta:editing-duration>PT56M30S</meta:editing-duration>
    <meta:editing-cycles>1</meta:editing-cycles>
    <meta:document-statistic meta:table-count="1" meta:cell-count="4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791cm" svg:y="0.316cm" chart:style-name="ch2">
          <text:p>Algoritmo 2</text:p>
        </chart:title>
        <chart:subtitle svg:x="7.532cm" svg:y="1.275cm" chart:style-name="ch3">
          <text:p>O(n)</text:p>
        </chart:subtitle>
        <chart:legend chart:legend-position="end" svg:x="14.363cm" svg:y="4.204cm" style:legend-expansion="high" chart:style-name="ch4"/>
        <chart:plot-area chart:style-name="ch5" table:cell-range-address="Sheet1.A1:Sheet1.A8 Sheet1.C1:Sheet1.C8" chart:data-source-has-labels="row" svg:x="1.33cm" svg:y="2.138cm" svg:width="12.714cm" svg:height="5.707cm">
          <chartooo:coordinate-region svg:x="2.242cm" svg:y="2.337cm" svg:width="11.245cm" svg:height="4.861cm"/>
          <chart:axis chart:dimension="x" chart:name="primary-x" chart:style-name="ch6">
            <chart:title svg:x="7.537cm" svg:y="8.025cm" chart:style-name="ch7">
              <text:p>n</text:p>
            </chart:title>
          </chart:axis>
          <chart:axis chart:dimension="y" chart:name="primary-y" chart:style-name="ch6">
            <chart:title svg:x="0.451cm" svg:y="5.088cm" chart:style-name="ch8">
              <text:p>t</text:p>
            </chart:title>
            <chart:grid chart:style-name="ch9" chart:class="major"/>
          </chart:axis>
          <chart:series chart:style-name="ch10" chart:values-cell-range-address="Sheet1.C2:Sheet1.C8" chart:label-cell-address="Sheet1.C1:Sheet1.C1" chart:class="chart:scatter">
            <chart:domain table:cell-range-address="Sheet1.A2:Sheet1.A8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2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8</svg:desc>
                </draw:g>
              </table:table-cell>
              <table:table-cell office:value-type="float" office:value="0.001">
                <text:p>0.001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0">
                <text:p>80000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0.312">
                <text:p>0.3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791cm" svg:y="0.316cm" chart:style-name="ch2">
          <text:p>Algoritmo 1</text:p>
        </chart:title>
        <chart:subtitle svg:x="7.466cm" svg:y="1.275cm" chart:style-name="ch3">
          <text:p>O(n²)</text:p>
        </chart:subtitle>
        <chart:legend chart:legend-position="end" svg:x="14.363cm" svg:y="4.203cm" style:legend-expansion="high" chart:style-name="ch4"/>
        <chart:plot-area chart:style-name="ch5" table:cell-range-address="Sheet1.A1:Sheet1.B8" chart:data-source-has-labels="row" svg:x="1.33cm" svg:y="2.138cm" svg:width="12.714cm" svg:height="5.706cm">
          <chartooo:coordinate-region svg:x="2.322cm" svg:y="2.338cm" svg:width="10.981cm" svg:height="4.859cm"/>
          <chart:axis chart:dimension="x" chart:name="primary-x" chart:style-name="ch6">
            <chart:title svg:x="7.537cm" svg:y="8.024cm" chart:style-name="ch7">
              <text:p>n</text:p>
            </chart:title>
          </chart:axis>
          <chart:axis chart:dimension="y" chart:name="primary-y" chart:style-name="ch6">
            <chart:title svg:x="0.451cm" svg:y="5.088cm" chart:style-name="ch8">
              <text:p>t</text:p>
            </chart:title>
            <chart:grid chart:style-name="ch9" chart:class="major"/>
          </chart:axis>
          <chart:series chart:style-name="ch10" chart:values-cell-range-address="Sheet1.B2:Sheet1.B8" chart:label-cell-address="Sheet1.B1:Sheet1.B1" chart:class="chart:scatter">
            <chart:domain table:cell-range-address="Sheet1.A2:Sheet1.A8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1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8</svg:desc>
                </draw:g>
              </table:table-cell>
              <table:table-cell office:value-type="float" office:value="0.004">
                <text:p>0.004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4.227">
                <text:p>4.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200.091">
                <text:p>200.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3186.31">
                <text:p>3186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0">
                <text:p>80000</text:p>
              </table:table-cell>
              <table:table-cell office:value-type="float" office:value="8063.57">
                <text:p>8063.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12556.4">
                <text:p>12556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